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ff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font-size="10pt" fo:language="zxx" fo:country="none" officeooo:rsid="000fbd88" officeooo:paragraph-rsid="000fbd88" style:font-size-asian="10pt" style:language-asian="zxx" style:country-asian="none" style:font-size-complex="10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-c 'current=$(xfconf-query -c xfce4-desktop -p /desktop-icons/style); if [ "$current" -eq 0 ]; then xfconf-query -c xfce4-desktop -p /desktop-icons/style -s 2; else xfconf-query -c xfce4-desktop -p /desktop-icons/style -s 0; fi'</text:p>
      <text:p text:style-name="P2"/>
      <text:p text:style-name="P3">yukardaki kod xfce’de Setting → Keyboard içerisinde Application Shortcuts sekmesine +Add butonu yardımıyla comman olarak eklenince masaüstündeki ögeleri kısayol ile gösterme ve gizleme olanağı tanıyor.</text:p>
      <text:p text:style-name="P3">Not: Kod tek satır olarak yapıştırılmalıdır. Kısayol tuş kombinasyonu olarak Super + M uygundu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00:13:16.869948642</meta:creation-date>
    <dc:date>2026-03-18T00:18:36.466673076</dc:date>
    <meta:editing-duration>PT5M20S</meta:editing-duration>
    <meta:editing-cycles>1</meta:editing-cycles>
    <meta:document-statistic meta:table-count="0" meta:image-count="0" meta:object-count="0" meta:page-count="1" meta:paragraph-count="3" meta:word-count="69" meta:character-count="530" meta:non-whitespace-character-count="464"/>
    <meta:generator>LibreOffice/26.2.1.2$Linux_X86_64 LibreOffice_project/620$Build-2</meta:generator>
  </office:meta>
</office:document-meta>
</file>